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style:font-name="Times New Roman1" fo:font-size="12pt" style:text-underline-style="none" style:font-size-asian="12pt" style:font-size-complex="12pt"/>
    </style:style>
    <style:style style:name="P4" style:family="paragraph" style:parent-style-name="UrbanBody">
      <style:text-properties officeooo:paragraph-rsid="00180308"/>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font-name="Times New Roman1" fo:font-size="12pt" fo:font-weight="normal" style:font-size-asian="12pt" style:font-weight-asian="normal" style:font-size-complex="12pt" style:font-weight-complex="normal"/>
    </style:style>
    <style:style style:name="T6"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tracked-changes text:track-changes="false">
        <text:changed-region xml:id="ct94285632106688" text:id="ct94285632106688">
          <text:insertion>
            <office:change-info>
              <dc:creator>Gauthier Bastien</dc:creator>
              <dc:date>2011-09-09T11:28:00</dc:date>
            </office:change-info>
          </text:insertion>
        </text:changed-region>
        <text:changed-region xml:id="ct94285632102048" text:id="ct94285632102048">
          <text:insertion>
            <office:change-info>
              <dc:creator>Stéphan Geulette</dc:creator>
              <dc:date>2011-03-31T14:33:00</dc:date>
            </office:change-info>
          </text:insertion>
        </text:changed-region>
        <text:changed-region xml:id="ct94285632095744" text:id="ct94285632095744">
          <text:insertion>
            <office:change-info>
              <dc:creator>Stéphan Geulette</dc:creator>
              <dc:date>2011-03-31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5"><text:span text:style-name="T7">do text</text:span></text:p><text:p text:style-name="P5"><text:span text:style-name="T7">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modificatif à une demande de permis d'urbanisme</text:p>
      <text:p text:style-name="P3">Article 116 §6 du CWATUPE</text:p>
      <text:p text:style-name="UrbanBody"/>
      <text:p text:style-name="UrbanBody"/>
      <text:p text:style-name="UrbanBody"/>
      <text:p text:style-name="P4">Je soussigné,</text:p>
      <text:p text:style-name="P4"><text:text-input text:description="">self.getFoldermanagers()[0].getName2() </text:text-input><text:s/><text:text-input text:description="">self.getFoldermanagers()[0].getName1() </text:text-input></text:p>
      <text:p text:style-name="UrbanBody"><text:span text:style-name="T5">mandaté par l'Administration Communale </text:span><text:span text:style-name="T5"><text:text-input text:description="Nom de la commune préfixé par &lt;de&gt; ou &lt;d'&gt;">tool.getCityName(prefixed=True)</text:text-input></text:span><text:span text:style-name="T5"><text:s/>conformément aux dispositions de l'article </text:span>116 §6 <text:span text:style-name="T5">du Code Wallon de l'Aménagement du Territoire, de l'Urbanisme, du Patrimoine et de l'Energie (CWATUPE), </text:span></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Stéphan Geulette</dc:creator><dc:date>2011-03-31T14:26:21</dc:date><text:p><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5"><text:span text:style-name="T6">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5"><text:span text:style-name="T6">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5"><text:span text:style-name="T6">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5"><text:span text:style-name="T6">do text if not len(self.getParcels()) &gt; 1</text:span></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5"><text:span text:style-name="T6">do text if len(self.getParcels()) &gt; 1</text:span></text:p></office:annotation><text:text-input text:description="Lieu des travaux">self.getWorkLocationSignaletic()</text:text-input><text:s/>et inscrite(s) au cadastre, <text:text-input text:description="Détails des parcelles">licence_view.get_parcels()</text:text-input></text:p>
      <text:p text:style-name="UrbanBody"><office:annotation><dc:creator>Gauthier Bastien</dc:creator><dc:date>2011-02-21T10:13:40</dc:date><text:p text:style-name="P5"><text:span text:style-name="T6">do text if not len(self.getApplicants()) &gt; 1</text:span></text:p></office:annotation>a déposé <text:span text:style-name="T3">un modificatif </text:span>relatif à une demande de <text:span text:style-name="T4">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5"><text:span text:style-name="T6">do text if len(self.getApplicants()) &gt; 1</text:span></text:p></office:annotation>ont déposé <text:span text:style-name="T3">un modificatif</text:span>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5"><text:span text:style-name="T6">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5"><text:span text:style-name="T6">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5"><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5"><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94285632106688"/>self.displayValue(self.getFoldermanagers()[0].Vocabulary('grade')[0], self.getFoldermanagers()[0].getGrade())<text:change-end text:change-id="ct94285632106688"/></text:p>
      <text:p text:style-name="UrbanBody"><text:tab/><text:tab/><text:tab/><text:tab/><text:tab/><text:tab/><text:tab/><text:change-start text:change-id="ct94285632102048"/>self.getFoldermanagers()[0].getName2()<text:change-end text:change-id="ct94285632102048"/> <text:change-start text:change-id="ct94285632095744"/>self.getFoldermanagers()[0].getName1()<text:change-end text:change-id="ct942856320957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07:21.661112403</dc:date>
    <dc:language>fr-FR</dc:language>
    <meta:editing-cycles>71</meta:editing-cycles>
    <meta:editing-duration>PT9H5M33S</meta:editing-duration>
    <meta:document-statistic meta:table-count="0" meta:image-count="0" meta:object-count="0" meta:page-count="2" meta:paragraph-count="23" meta:word-count="365" meta:character-count="2680" meta:non-whitespace-character-count="2343"/>
    <meta:user-defined meta:name="Info 1"/>
    <meta:user-defined meta:name="Info 2"/>
    <meta:user-defined meta:name="Info 3"/>
    <meta:user-defined meta:name="Info 4"/>
  </office:meta>
</office:document-meta>
</file>